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ffffff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objectwithoutfill" style:list-style-name="L1">
      <style:graphic-properties draw:stroke="solid" draw:stroke-dash="Dash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none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>
      <style:graphic-properties svg:stroke-width="0.13cm" draw:marker-start-width="0.395cm" draw:marker-end-width="0.395cm" draw:textarea-horizontal-align="center" draw:textarea-vertical-align="middle" fo:padding-top="0.19cm" fo:padding-bottom="0.19cm" fo:padding-left="0.315cm" fo:padding-right="0.315cm"/>
    </style:style>
    <style:style style:name="gr4" style:family="graphic" style:parent-style-name="standard">
      <style:graphic-properties draw:stroke="none" svg:stroke-color="#000000" draw:fill="none" draw:fill-color="#ffffff" fo:min-height="0.25cm"/>
    </style:style>
    <style:style style:name="gr5" style:family="graphic" style:parent-style-name="standard" style:list-style-name="L1">
      <style:graphic-properties draw:stroke="solid" draw:stroke-dash="Dash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ffffff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objectwithoutfill" style:list-style-name="L1">
      <style:graphic-properties draw:stroke="solid" draw:stroke-dash="Dash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none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ffffff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objectwithoutfill" style:list-style-name="L1">
      <style:graphic-properties draw:stroke="solid" draw:stroke-dash="Dash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none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solid" draw:stroke-dash="Dash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ffffff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objectwithoutfill" style:list-style-name="L1">
      <style:graphic-properties draw:stroke="solid" draw:stroke-dash="Dash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none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ffffff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objectwithoutfill" style:list-style-name="L1">
      <style:graphic-properties draw:stroke="solid" draw:stroke-dash="Dash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none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ffffff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objectwithoutfill" style:list-style-name="L1">
      <style:graphic-properties draw:stroke="solid" draw:stroke-dash="Dash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none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ffffff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objectwithoutfill" style:list-style-name="L1">
      <style:graphic-properties draw:stroke="solid" draw:stroke-dash="Dash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none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ffffff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objectwithoutfill" style:list-style-name="L1">
      <style:graphic-properties draw:stroke="solid" draw:stroke-dash="Dash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none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>
      <style:graphic-properties svg:stroke-width="0.02cm" draw:marker-start-width="0.23cm" draw:marker-end="Arrow" draw:marker-end-width="0.1cm" draw:textarea-horizontal-align="center" draw:textarea-vertical-align="middle" fo:padding-top="0.135cm" fo:padding-bottom="0.135cm" fo:padding-left="0.26cm" fo:padding-right="0.26cm"/>
    </style:style>
    <style:style style:name="gr20" style:family="graphic" style:parent-style-name="standard">
      <style:graphic-properties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21" style:family="graphic" style:parent-style-name="standard" style:list-style-name="L1">
      <style:graphic-properties draw:stroke="solid" draw:stroke-dash="Dash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ffffff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objectwithoutfill" style:list-style-name="L1">
      <style:graphic-properties draw:stroke="solid" draw:stroke-dash="Dash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none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solid" draw:stroke-dash="Dash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ffffff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objectwithoutfill" style:list-style-name="L1">
      <style:graphic-properties draw:stroke="solid" draw:stroke-dash="Dash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none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>
      <style:graphic-properties draw:stroke="dash" draw:stroke-dash="Ultrafine_20_Dashed" svg:stroke-width="0.02cm" draw:marker-start-width="0.23cm" draw:marker-end="Arrow" draw:marker-end-width="0.1cm" draw:textarea-horizontal-align="center" draw:textarea-vertical-align="middle" fo:padding-top="0.135cm" fo:padding-bottom="0.135cm" fo:padding-left="0.26cm" fo:padding-right="0.26cm"/>
    </style:style>
    <style:style style:name="gr26" style:family="graphic" style:parent-style-name="standard">
      <style:graphic-properties draw:stroke="none" svg:stroke-color="#000000" draw:fill="none" draw:fill-color="#ffffff" fo:min-height="0.65cm"/>
    </style:style>
    <style:style style:name="gr27" style:family="graphic" style:parent-style-name="standard">
      <style:graphic-properties draw:textarea-horizontal-align="center" draw:textarea-vertical-align="middle"/>
    </style:style>
    <style:style style:name="gr28" style:family="graphic" style:parent-style-name="standard">
      <style:graphic-properties draw:stroke="dash" draw:stroke-dash="Ultrafine_20_Dashed" svg:stroke-width="0.13cm" draw:marker-start-width="0.395cm" draw:marker-end-width="0.395cm" draw:textarea-horizontal-align="center" draw:textarea-vertical-align="middle" fo:padding-top="0.19cm" fo:padding-bottom="0.19cm" fo:padding-left="0.315cm" fo:padding-right="0.315cm"/>
    </style:style>
    <style:style style:name="gr29" style:family="graphic" style:parent-style-name="standard" style:list-style-name="L1">
      <style:graphic-properties draw:stroke="solid" draw:stroke-dash="Dash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ffffff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objectwithoutfill" style:list-style-name="L1">
      <style:graphic-properties draw:stroke="solid" draw:stroke-dash="Dash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none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IPAMonaPGothic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IPAMonaPGothic" style:font-family-generic-asian="system" style:font-pitch-asian="variable" style:font-size-asian="18pt" style:language-asian="ja" style:country-asian="JP" style:font-style-asian="normal" style:font-weight-asian="normal" style:font-family-complex="IPAMonaPGothic" style:font-family-generic-complex="system" style:font-pitch-complex="variable" style:font-size-complex="18pt" style:language-complex="ja" style:country-complex="JP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style:style style:name="P3" style:family="paragraph">
      <style:text-properties fo:font-size="13pt" style:font-size-asian="13pt" style:font-size-complex="13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g>
          <draw:custom-shape draw:style-name="gr1" draw:text-style-name="P1" draw:layer="layout" svg:width="0.195cm" svg:height="0.196cm" svg:x="2.702cm" svg:y="2.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path draw:style-name="gr2" draw:text-style-name="P1" draw:layer="layout" svg:width="0.088cm" svg:height="0.082cm" draw:transform="rotate (-1.57079632679579) translate (2.81080999999997cm 2.97683199999998cm)" svg:viewBox="0 0 89 83" svg:d="m0-5538c89 0 89-84 89-84">
            <text:p/>
          </draw:path>
        </draw:g>
        <draw:line draw:style-name="gr3" draw:text-style-name="P2" draw:layer="layout" svg:x1="2.072cm" svg:y1="0.3cm" svg:x2="4.353cm" svg:y2="0.3cm">
          <text:p/>
        </draw:line>
        <draw:line draw:style-name="gr3" draw:text-style-name="P2" draw:layer="layout" svg:x1="4.299cm" svg:y1="0.245cm" svg:x2="4.291cm" svg:y2="4.575cm">
          <text:p/>
        </draw:line>
        <draw:frame draw:style-name="gr4" draw:text-style-name="P3" draw:layer="layout" svg:width="1.7cm" svg:height="0.712cm" svg:x="4.5cm" svg:y="4.1cm">
          <draw:text-box>
            <text:p text:style-name="P3"><text:span text:style-name="T1">面</text:span><text:span text:style-name="T1">A</text:span></text:p>
          </draw:text-box>
        </draw:frame>
        <draw:g>
          <draw:custom-shape draw:style-name="gr5" draw:text-style-name="P1" draw:layer="layout" svg:width="0.195cm" svg:height="0.196cm" svg:x="3.402cm" svg:y="3.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path draw:style-name="gr6" draw:text-style-name="P1" draw:layer="layout" svg:width="0.088cm" svg:height="0.082cm" draw:transform="rotate (-1.57079632679579) translate (3.51080999999997cm 3.87683199999998cm)" svg:viewBox="0 0 89 83" svg:d="m0-6938c89 0 89-84 89-84">
            <text:p/>
          </draw:path>
        </draw:g>
        <draw:g>
          <draw:custom-shape draw:style-name="gr7" draw:text-style-name="P1" draw:layer="layout" svg:width="0.195cm" svg:height="0.196cm" svg:x="3.202cm" svg:y="1.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path draw:style-name="gr8" draw:text-style-name="P1" draw:layer="layout" svg:width="0.088cm" svg:height="0.082cm" draw:transform="rotate (-1.57079632679579) translate (3.31080999999997cm 1.87683199999998cm)" svg:viewBox="0 0 89 83" svg:d="m0-6538c89 0 89-84 89-84">
            <text:p/>
          </draw:path>
        </draw:g>
        <draw:g>
          <draw:custom-shape draw:style-name="gr9" draw:text-style-name="P1" draw:layer="layout" svg:width="0.195cm" svg:height="0.196cm" svg:x="2.402cm" svg:y="1.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path draw:style-name="gr10" draw:text-style-name="P1" draw:layer="layout" svg:width="0.088cm" svg:height="0.082cm" draw:transform="rotate (-1.57079632679579) translate (2.51080999999997cm 1.37683199999998cm)" svg:viewBox="0 0 89 83" svg:d="m0-4938c89 0 89-84 89-84">
            <text:p/>
          </draw:path>
        </draw:g>
        <draw:g>
          <draw:custom-shape draw:style-name="gr11" draw:text-style-name="P1" draw:layer="layout" svg:width="0.195cm" svg:height="0.196cm" svg:x="2.402cm" svg:y="3.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path draw:style-name="gr12" draw:text-style-name="P1" draw:layer="layout" svg:width="0.088cm" svg:height="0.082cm" draw:transform="rotate (-1.57079632679579) translate (2.51080999999997cm 3.77683199999998cm)" svg:viewBox="0 0 89 83" svg:d="m0-4938c89 0 89-84 89-84">
            <text:p/>
          </draw:path>
        </draw:g>
        <draw:g>
          <draw:custom-shape draw:style-name="gr13" draw:text-style-name="P1" draw:layer="layout" svg:width="0.195cm" svg:height="0.196cm" svg:x="2.902cm" svg:y="1.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path draw:style-name="gr14" draw:text-style-name="P1" draw:layer="layout" svg:width="0.088cm" svg:height="0.082cm" draw:transform="rotate (-1.57079632679579) translate (3.01080999999997cm 1.47683199999998cm)" svg:viewBox="0 0 89 83" svg:d="m0-5938c89 0 89-84 89-84">
            <text:p/>
          </draw:path>
        </draw:g>
        <draw:g>
          <draw:custom-shape draw:style-name="gr15" draw:text-style-name="P1" draw:layer="layout" svg:width="0.195cm" svg:height="0.196cm" svg:x="3.102cm" svg:y="2.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path draw:style-name="gr16" draw:text-style-name="P1" draw:layer="layout" svg:width="0.088cm" svg:height="0.082cm" draw:transform="rotate (-1.57079632679579) translate (3.21080999999997cm 2.67683199999998cm)" svg:viewBox="0 0 89 83" svg:d="m0-6338c89 0 89-84 89-84">
            <text:p/>
          </draw:path>
        </draw:g>
        <draw:g>
          <draw:custom-shape draw:style-name="gr17" draw:text-style-name="P1" draw:layer="layout" svg:width="0.195cm" svg:height="0.196cm" svg:x="3.102cm" svg:y="0.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path draw:style-name="gr18" draw:text-style-name="P1" draw:layer="layout" svg:width="0.088cm" svg:height="0.082cm" draw:transform="rotate (-1.57079632679579) translate (3.21080999999997cm 0.676831999999975cm)" svg:viewBox="0 0 89 83" svg:d="m0-6338c89 0 89-84 89-84">
            <text:p/>
          </draw:path>
        </draw:g>
        <draw:line draw:style-name="gr19" draw:text-style-name="P2" draw:layer="layout" svg:x1="4.291cm" svg:y1="2.364cm" svg:x2="3.614cm" svg:y2="2.685cm">
          <text:p/>
        </draw:line>
        <draw:line draw:style-name="gr20" draw:text-style-name="P2" draw:layer="layout" svg:x1="4.3cm" svg:y1="2.4cm" svg:x2="3.699cm" svg:y2="2.081cm">
          <text:p/>
        </draw:line>
        <draw:g>
          <draw:custom-shape draw:style-name="gr21" draw:text-style-name="P1" draw:layer="layout" svg:width="0.195cm" svg:height="0.196cm" svg:x="3.602cm" svg:y="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path draw:style-name="gr22" draw:text-style-name="P1" draw:layer="layout" svg:width="0.088cm" svg:height="0.082cm" draw:transform="rotate (-1.57079632679579) translate (3.71080999999997cm 2.07683199999998cm)" svg:viewBox="0 0 89 83" svg:d="m0-7338c89 0 89-84 89-84">
            <text:p/>
          </draw:path>
        </draw:g>
        <draw:line draw:style-name="gr19" draw:text-style-name="P2" draw:layer="layout" svg:x1="4.237cm" svg:y1="1.5cm" svg:x2="3.442cm" svg:y2="0.863cm">
          <text:p/>
        </draw:line>
        <draw:line draw:style-name="gr20" draw:text-style-name="P2" draw:layer="layout" svg:x1="4.237cm" svg:y1="1.514cm" svg:x2="3.4cm" svg:y2="1.882cm">
          <text:p/>
        </draw:line>
        <draw:line draw:style-name="gr20" draw:text-style-name="P2" draw:layer="layout" svg:x1="4.291cm" svg:y1="3.436cm" svg:x2="3.124cm" svg:y2="3.312cm">
          <text:p/>
        </draw:line>
        <draw:line draw:style-name="gr19" draw:text-style-name="P2" draw:layer="layout" svg:x1="4.291cm" svg:y1="3.436cm" svg:x2="3.4cm" svg:y2="3.659cm">
          <text:p/>
        </draw:line>
        <draw:g>
          <draw:custom-shape draw:style-name="gr23" draw:text-style-name="P1" draw:layer="layout" svg:width="0.195cm" svg:height="0.196cm" svg:x="3.002cm" svg:y="3.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path draw:style-name="gr24" draw:text-style-name="P1" draw:layer="layout" svg:width="0.088cm" svg:height="0.082cm" draw:transform="rotate (-1.57079632679579) translate (3.11080999999997cm 3.27683199999998cm)" svg:viewBox="0 0 89 83" svg:d="m0-6138c89 0 89-84 89-84">
            <text:p/>
          </draw:path>
        </draw:g>
        <draw:line draw:style-name="gr19" draw:text-style-name="P2" draw:layer="layout" svg:x1="3.492cm" svg:y1="3.937cm" svg:x2="3.489cm" svg:y2="4.291cm">
          <text:p/>
        </draw:line>
        <draw:line draw:style-name="gr19" draw:text-style-name="P2" draw:layer="layout" svg:x1="2.514cm" svg:y1="3.846cm" svg:x2="2.892cm" svg:y2="4.13cm">
          <text:p/>
        </draw:line>
        <draw:line draw:style-name="gr19" draw:text-style-name="P2" draw:layer="layout" svg:x1="2.73cm" svg:y1="3.066cm" svg:x2="2.358cm" svg:y2="3.36cm">
          <text:p/>
        </draw:line>
        <draw:line draw:style-name="gr19" draw:text-style-name="P2" draw:layer="layout" svg:x1="3.214cm" svg:y1="2.658cm" svg:x2="3.316cm" svg:y2="2.236cm">
          <text:p/>
        </draw:line>
        <draw:line draw:style-name="gr19" draw:text-style-name="P2" draw:layer="layout" svg:x1="2.993cm" svg:y1="1.537cm" svg:x2="2.5cm" svg:y2="2cm">
          <text:p/>
        </draw:line>
        <draw:line draw:style-name="gr19" draw:text-style-name="P2" draw:layer="layout" svg:x1="2.393cm" svg:y1="1.337cm" svg:x2="2cm" svg:y2="1cm">
          <text:p/>
        </draw:line>
        <draw:line draw:style-name="gr19" draw:text-style-name="P2" draw:layer="layout" svg:x1="3.102cm" svg:y1="0.737cm" svg:x2="2.586cm" svg:y2="0.907cm">
          <text:p/>
        </draw:line>
        <draw:line draw:style-name="gr25" draw:text-style-name="P2" draw:layer="layout" svg:x1="5.03cm" svg:y1="1.31cm" svg:x2="4.386cm" svg:y2="1.307cm">
          <text:p/>
        </draw:line>
        <draw:line draw:style-name="gr25" draw:text-style-name="P2" draw:layer="layout" svg:x1="5.03cm" svg:y1="2.011cm" svg:x2="4.386cm" svg:y2="2.008cm">
          <text:p/>
        </draw:line>
        <draw:line draw:style-name="gr25" draw:text-style-name="P2" draw:layer="layout" svg:x1="5.03cm" svg:y1="2.711cm" svg:x2="4.386cm" svg:y2="2.708cm">
          <text:p/>
        </draw:line>
        <draw:line draw:style-name="gr25" draw:text-style-name="P2" draw:layer="layout" svg:x1="5.03cm" svg:y1="3.411cm" svg:x2="4.386cm" svg:y2="3.408cm">
          <text:p/>
        </draw:line>
        <draw:line draw:style-name="gr25" draw:text-style-name="P2" draw:layer="layout" svg:x1="5.03cm" svg:y1="4.111cm" svg:x2="4.386cm" svg:y2="4.108cm">
          <text:p/>
        </draw:line>
        <draw:line draw:style-name="gr25" draw:text-style-name="P2" draw:layer="layout" svg:x1="5.03cm" svg:y1="0.611cm" svg:x2="4.386cm" svg:y2="0.608cm">
          <text:p/>
        </draw:line>
        <draw:frame draw:style-name="gr26" draw:text-style-name="P4" draw:layer="layout" svg:width="1.9cm" svg:height="0.9cm" svg:x="5cm" svg:y="2cm">
          <draw:text-box>
            <text:p text:style-name="P4"><text:span text:style-name="T2">圧力</text:span><text:span text:style-name="T3">P</text:span></text:p>
          </draw:text-box>
        </draw:frame>
        <draw:line draw:style-name="gr27" draw:text-style-name="P2" draw:layer="layout" svg:x1="4.3cm" svg:y1="4.2cm" svg:x2="4.8cm" svg:y2="4.5cm">
          <text:p/>
        </draw:line>
        <draw:line draw:style-name="gr28" draw:text-style-name="P2" draw:layer="layout" svg:x1="1.66cm" svg:y1="0.304cm" svg:x2="4.354cm" svg:y2="0.3cm">
          <text:p/>
        </draw:line>
        <draw:line draw:style-name="gr3" draw:text-style-name="P2" draw:layer="layout" svg:x1="2.072cm" svg:y1="4.6cm" svg:x2="4.353cm" svg:y2="4.6cm">
          <text:p/>
        </draw:line>
        <draw:line draw:style-name="gr28" draw:text-style-name="P2" draw:layer="layout" svg:x1="1.66cm" svg:y1="4.604cm" svg:x2="4.354cm" svg:y2="4.6cm">
          <text:p/>
        </draw:line>
        <draw:g>
          <draw:custom-shape draw:style-name="gr29" draw:text-style-name="P1" draw:layer="layout" svg:width="0.195cm" svg:height="0.196cm" svg:x="3.803cm" svg:y="2.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path draw:style-name="gr30" draw:text-style-name="P1" draw:layer="layout" svg:width="0.088cm" svg:height="0.082cm" draw:transform="rotate (-1.57079632679579) translate (3.91180999999997cm 2.97683199999998cm)" svg:viewBox="0 0 89 83" svg:d="m0-7740c89 0 89-84 89-84">
            <text:p/>
          </draw:path>
        </draw:g>
        <draw:line draw:style-name="gr19" draw:text-style-name="P2" draw:layer="layout" svg:x1="3.872cm" svg:y1="3cm" svg:x2="3.46cm" svg:y2="2.7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07-05-04T19:23:29</meta:creation-date>
    <dc:creator>nishida </dc:creator>
    <dc:date>2011-05-01T16:23:16</dc:date>
    <meta:editing-cycles>45</meta:editing-cycles>
    <meta:editing-duration>PT10H43M39S</meta:editing-duration>
    <meta:document-statistic meta:object-count="61"/>
    <meta:user-defined meta:name="Info 1"/>
    <meta:user-defined meta:name="Info 2"/>
    <meta:user-defined meta:name="Info 3"/>
    <meta:user-defined meta:name="Info 4"/>
  </office:meta>
</office:document-meta>
</file>